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2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2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2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2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2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2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3" style:family="paragraph" style:parent-style-name="Text_20_body">
      <style:text-properties style:font-name="Arial2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3e3a67" fo:background-color="#ffff0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43dda9" fo:background-color="#ffff0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paragraph-rsid="0043dda9"/>
    </style:style>
    <style:style style:name="P17" style:family="paragraph" style:parent-style-name="Text_20_body">
      <style:paragraph-properties fo:text-align="center" style:justify-single-word="false"/>
      <style:text-properties officeooo:paragraph-rsid="00441f32"/>
    </style:style>
    <style:style style:name="P18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 style:list-style-name="">
      <style:text-properties officeooo:rsid="005242b4" officeooo:paragraph-rsid="001deff8"/>
    </style:style>
    <style:style style:name="P23" style:family="paragraph" style:parent-style-name="Text_20_body" style:master-page-name="CTM_20__7c__20_Capa">
      <style:paragraph-properties fo:text-align="center" style:justify-single-word="false" style:page-number="auto"/>
    </style:style>
    <style:style style:name="P24" style:family="paragraph" style:parent-style-name="Text_20_body" style:list-style-name="">
      <style:text-properties officeooo:rsid="0052e919" officeooo:paragraph-rsid="0052e919"/>
    </style:style>
    <style:style style:name="P25" style:family="paragraph" style:parent-style-name="Text_20_body" style:list-style-name="L4">
      <style:text-properties officeooo:rsid="0052e919" officeooo:paragraph-rsid="0052e919"/>
    </style:style>
    <style:style style:name="P26" style:family="paragraph" style:parent-style-name="Text_20_body">
      <style:text-properties officeooo:rsid="0052e919" officeooo:paragraph-rsid="0052e919"/>
    </style:style>
    <style:style style:name="P27" style:family="paragraph" style:parent-style-name="Text_20_body" style:list-style-name="">
      <style:paragraph-properties fo:break-before="page"/>
      <style:text-properties officeooo:rsid="0052e919" officeooo:paragraph-rsid="0052e919"/>
    </style:style>
    <style:style style:name="T1" style:family="text">
      <style:text-properties officeooo:rsid="001d0934"/>
    </style:style>
    <style:style style:name="T2" style:family="text">
      <style:text-properties style:font-name="Arial" fo:language="pt" fo:country="BR" officeooo:rsid="0031a03f"/>
    </style:style>
    <style:style style:name="T3" style:family="text">
      <style:text-properties style:font-name="Arial" fo:language="pt" fo:country="BR" officeooo:rsid="003e3a67" fo:background-color="#ffff00" loext:char-shading-value="0"/>
    </style:style>
    <style:style style:name="T4" style:family="text">
      <style:text-properties style:font-name="Arial" fo:font-size="10pt" fo:language="pt" fo:country="BR" officeooo:rsid="0043dda9"/>
    </style:style>
    <style:style style:name="T5" style:family="text">
      <style:text-properties style:font-name="Arial" fo:font-size="10pt" fo:language="pt" fo:country="BR" officeooo:rsid="0043dda9" fo:background-color="#ffff00" loext:char-shading-value="0"/>
    </style:style>
    <style:style style:name="T6" style:family="text">
      <style:text-properties officeooo:rsid="001d0934" fo:background-color="transparent" loext:char-shading-value="0"/>
    </style:style>
    <style:style style:name="T7" style:family="text">
      <style:text-properties officeooo:rsid="0043dda9"/>
    </style:style>
    <style:style style:name="T8" style:family="text">
      <style:text-properties officeooo:rsid="0043dda9" fo:background-color="#ffff00" loext:char-shading-value="0"/>
    </style:style>
    <style:style style:name="T9" style:family="text">
      <style:text-properties officeooo:rsid="0052e919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P3"/>
      <text:p text:style-name="P5"/>
      <text:p text:style-name="P3"/>
      <text:p text:style-name="P14">TÍTULO DO TRABALHO</text:p>
      <text:p text:style-name="P7"/>
      <text:p text:style-name="P7"/>
      <text:p text:style-name="P7"/>
      <text:p text:style-name="P7"/>
      <text:p text:style-name="P7"/>
      <text:p text:style-name="P9"/>
      <text:p text:style-name="P10"/>
      <text:p text:style-name="P7"/>
      <text:p text:style-name="P12"/>
      <text:p text:style-name="P12"/>
      <text:p text:style-name="P12"/>
      <text:p text:style-name="P12"/>
      <text:p text:style-name="P17"><text:span text:style-name="T2">GASPAR</text:span>/SC<text:line-break/><text:span text:style-name="T3">[ MÊS ]</text:span><text:span text:style-name="T6"> </text:span><text:span text:style-name="T1">DE 2021</text:span></text:p>
      <text:p text:style-name="P18">JEDIEL DA ROSA RIBEIRO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Abstrato">Trabalho apresentado à professora <text:span text:style-name="T4">[</text:span><text:span text:style-name="T5">NOME DA PROFESSORA</text:span><text:span text:style-name="T4">]</text:span> por exigência da disciplina <text:span text:style-name="T7">[</text:span><text:span text:style-name="T8">NOME DA DISCIPLINA</text:span><text:span text:style-name="T7">] do </text:span>curso de Teologia e Missão do Centro de Treinamento Missionário Vida – CTMVida.</text:p>
      <text:p text:style-name="P8"/>
      <text:p text:style-name="P11"/>
      <text:p text:style-name="P11"/>
      <text:p text:style-name="P11"/>
      <text:p text:style-name="P8"/>
      <text:p text:style-name="P13"/>
      <text:p text:style-name="P13"/>
      <text:p text:style-name="P13"/>
      <text:p text:style-name="P13"/>
      <text:p text:style-name="P16"><text:bookmark-start text:name="__RefHeading___Toc76_29617380991"/><text:span text:style-name="T2">GASPAR</text:span>/SC<text:line-break/><text:span text:style-name="T3">[ MÊS ]</text:span><text:span text:style-name="T6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1">Sumário</text:p>
          </text:index-title>
          <text:p text:style-name="P19"><text:a xlink:type="simple" xlink:href="#__RefHeading___Toc262_989150286" text:style-name="Index_20_Link" text:visited-style-name="Index_20_Link">CRISTOLOGIA – Revisão<text:tab/>4</text:a></text:p>
          <text:p text:style-name="P20"><text:a xlink:type="simple" xlink:href="#__RefHeading___Toc264_989150286" text:style-name="Index_20_Link" text:visited-style-name="Index_20_Link">União hipostática<text:tab/>4</text:a></text:p>
          <text:p text:style-name="P19"><text:a xlink:type="simple" xlink:href="#__RefHeading___Toc266_989150286" text:style-name="Index_20_Link" text:visited-style-name="Index_20_Link">Cristologia – parte 2<text:tab/>5</text:a></text:p>
          <text:p text:style-name="P19"><text:a xlink:type="simple" xlink:href="#__RefHeading___Toc268_989150286" text:style-name="Index_20_Link" text:visited-style-name="Index_20_Link">Exaltação de Jesus<text:tab/>5</text:a></text:p>
        </text:index-body>
      </text:table-of-content>
      <text:h text:style-name="P22" text:outline-level="1"/>
      <text:p text:style-name="P27">A natureza divina é perfeita, mas a natureza humana de Cristo recebe glória e exaltação.</text:p>
      <text:p text:style-name="P24"/>
      <text:list xml:id="list2944620802" text:style-name="Outline">
        <text:list-item>
          <text:h text:style-name="Heading_20_1" text:outline-level="1">As <text:span text:style-name="T9">7 posições de Cristo</text:span></text:h>
        </text:list-item>
      </text:list>
      <text:list xml:id="list84048236" text:style-name="L4">
        <text:list-item>
          <text:p text:style-name="P25">Cristo pré-encarnado</text:p>
        </text:list-item>
        <text:list-item>
          <text:p text:style-name="P25">Cristo encarnado</text:p>
        </text:list-item>
        <text:list-item>
          <text:p text:style-name="P25">Cristo em sua morte</text:p>
        </text:list-item>
        <text:list-item>
          <text:p text:style-name="P25">Cristo ressuscitado</text:p>
        </text:list-item>
        <text:list-item>
          <text:p text:style-name="P25">Cristo assunto ao céu</text:p>
        </text:list-item>
        <text:list-item>
          <text:p text:style-name="P25">Cristo em seu retorno</text:p>
        </text:list-item>
        <text:list-item>
          <text:p text:style-name="P25">Cristo reinando para sempre</text:p>
        </text:list-item>
      </text:list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08:56:34.860690104</meta:creation-date>
    <dc:title>CTM</dc:title>
    <meta:editing-duration>PT20M47S</meta:editing-duration>
    <meta:editing-cycles>8</meta:editing-cycles>
    <meta:generator>LibreOffice/6.4.7.2$Linux_X86_64 LibreOffice_project/40$Build-2</meta:generator>
    <dc:date>2021-11-10T11:03:56.442097219</dc:date>
    <meta:document-statistic meta:table-count="0" meta:image-count="5" meta:object-count="0" meta:page-count="4" meta:paragraph-count="25" meta:word-count="121" meta:character-count="673" meta:non-whitespace-character-count="581"/>
    <meta:template xlink:type="simple" xlink:actuate="onRequest" xlink:title="CTM" xlink:href="../../../../../Templates/CTM.ott" meta:date="2021-11-10T08:56:34.355332084"/>
  </office:meta>
</office:document-meta>
</file>